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Table.addList( Rtf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ListTable.RtfListTable( RtfContainer parent , Writer w , Integer num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Table.addRtfListStyle( RtfListStyle 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istTable.writeRtf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tfListTable.writeListTableEntry( Rtf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tfListTab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